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23" style:family="table-column">
      <style:table-column-properties fo:break-before="auto" style:column-width="5.2673in"/>
    </style:style>
    <style:style style:name="co24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0.5602in"/>
    </style:style>
    <style:style style:name="co25" style:family="table-column">
      <style:table-column-properties fo:break-before="auto" style:column-width="5.1709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0.7429in"/>
    </style:style>
    <style:style style:name="co32" style:family="table-column">
      <style:table-column-properties fo:break-before="auto" style:column-width="4.1953in"/>
    </style:style>
    <style:style style:name="co34" style:family="table-column">
      <style:table-column-properties fo:break-before="auto" style:column-width="1.5472in"/>
    </style:style>
    <style:style style:name="co35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co33" style:family="table-column">
      <style:table-column-properties fo:break-before="auto" style:column-width="0.55in"/>
    </style:style>
    <style:style style:name="co36" style:family="table-column">
      <style:table-column-properties fo:break-before="auto" style:column-width="1.611in"/>
    </style:style>
    <style:style style:name="co37" style:family="table-column">
      <style:table-column-properties fo:break-before="auto" style:column-width="5.9429in"/>
    </style:style>
    <style:style style:name="co38" style:family="table-column">
      <style:table-column-properties fo:break-before="auto" style:column-width="1.3756in"/>
    </style:style>
    <style:style style:name="co39" style:family="table-column">
      <style:table-column-properties fo:break-before="auto" style:column-width="5.4819in"/>
    </style:style>
    <style:style style:name="co40" style:family="table-column">
      <style:table-column-properties fo:break-before="auto" style:column-width="1.472in"/>
    </style:style>
    <style:style style:name="co41" style:family="table-column">
      <style:table-column-properties fo:break-before="auto" style:column-width="5.7398in"/>
    </style:style>
    <style:style style:name="co42" style:family="table-column">
      <style:table-column-properties fo:break-before="auto" style:column-width="1.4181in"/>
    </style:style>
    <style:style style:name="co43" style:family="table-column">
      <style:table-column-properties fo:break-before="auto" style:column-width="5.4283in"/>
    </style:style>
    <style:style style:name="co44" style:family="table-column">
      <style:table-column-properties fo:break-before="auto" style:column-width="5.84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All" table:style-name="ta1">
        <table:table-column table:style-name="co33" table:default-cell-style-name="ce13"/>
        <table:table-column table:style-name="co10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7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olfri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2" table:number-rows-repeated="104834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14" table:default-cell-style-name="ce13"/>
        <table:table-column table:style-name="co10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9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nnervat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 2 Mana Crystals this turn on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onfir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hero +2 Attack this turn and 2 Armo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aturaliz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minion. Your opponent draws 2 card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ger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damage equal to your hero's Attack to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odized Robo Cub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. Choose One – +1 Attack; or +1 Health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rk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Taunt and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Give your minions +1/+1; or Summon a 3/2 Panth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in an empty Mana Crysta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Deal 3 damage to a minion; or 1 damage and draw a car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rove Te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Give each player a Mana Crystal; or Each player draws a card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aling Touc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tore 8 health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rk of Natur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oose One – Give a minion +4 Attack; or +4 Health and Taunt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vage Roa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your characters +2 Attack this tur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hero +4 Attack this turn and 4 Armo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eeper of the Grov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Deal 2 damage; or 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ison Seed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ll minions and summon 2/2 Treants to replace the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l of the Fores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minions “Deathrattle: Summon a 2/2 Treant.”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 to an enemy and 1 damage to all other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Cla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ose One – Charge; or +2 Health and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Fa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If you have a Beast, transform this minion into a 7/7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Deal 5 damage to a minion; or 2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ark Wispers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oose One – Summon 5 Wisps; or Give a minion +5/+5 and Taun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ummon three 2/2 Treants with Charge that die at the end of the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ech-Bear-Cat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this minion takes damage, add a Spare Part card to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huffle an enemy minion into your opponent's de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5 damage. Draw a car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Ancient of Lo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Draw 2 cards; or Restore 5 Health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cient of W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+5 Attack; or +5 Health and 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orne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huffle this minion into your de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bark Protector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enariu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 – Give your other minions +2/+2; or Summon two 2/2 Treants with Taun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ree of Life</text:p>
          </table:table-cell>
          <table:table-cell office:value-type="string" calcext:value-type="string">
            <text:p>SPEL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estore all characters to full Health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unter" table:style-name="ta1">
        <table:table-column table:style-name="co14" table:default-cell-style-name="ce13"/>
        <table:table-column table:style-name="co10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1" table:default-cell-style-name="Default"/>
        <table:table-column table:style-name="co10" table:number-columns-repeated="1016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18"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4-Legendary</text:p>
          </table:table-cell>
          <table:table-cell table:style-name="ce15" office:value-type="string" calcext:value-type="string">
            <text:p>Gahz'rilla</text:p>
          </table:table-cell>
          <table:table-cell table:style-name="ce15" office:value-type="string" calcext:value-type="string">
            <text:p>Beas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13"/>
        <table:table-column table:style-name="co10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3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Gain control of an enemy minion with 3 or less Attack until end of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13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4" table:default-cell-style-name="Default"/>
        <table:table-row table:style-name="ro2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14" table:default-cell-style-name="ce5"/>
        <table:table-column table:style-name="co10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0000-00-00T00:00:02.012135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2T20:01:35.338887905</dc:date>
    <meta:editing-duration>P5DT3H16M41S</meta:editing-duration>
    <meta:editing-cycles>18</meta:editing-cycles>
    <meta:generator>LibreOffice/4.1.3.2$Linux_x86 LibreOffice_project/410m0$Build-2</meta:generator>
    <dc:creator>josh </dc:creator>
    <meta:document-statistic meta:table-count="11" meta:cell-count="3715" meta:object-count="0"/>
  </office:meta>
</office:document-meta>
</file>